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7087" calcext:value-type="float">
            <text:p>35.367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5692903226" calcext:value-type="float">
            <text:p>35.3175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7816774194" calcext:value-type="float">
            <text:p>35.2347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66885" calcext:value-type="float">
            <text:p>35.2266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3667096774" calcext:value-type="float">
            <text:p>35.0363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64248" calcext:value-type="float">
            <text:p>34.99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8888516129" calcext:value-type="float">
            <text:p>34.9588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98825" calcext:value-type="float">
            <text:p>34.9579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97192" calcext:value-type="float">
            <text:p>34.98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48224516129" calcext:value-type="float">
            <text:p>35.0448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4816" calcext:value-type="float">
            <text:p>34.91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20615" calcext:value-type="float">
            <text:p>34.7820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31020689655" calcext:value-type="float">
            <text:p>34.6731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53437419355" calcext:value-type="float">
            <text:p>34.5453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69344516129" calcext:value-type="float">
            <text:p>34.4169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53094193548" calcext:value-type="float">
            <text:p>34.2953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85310967742" calcext:value-type="float">
            <text:p>34.1885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09096" calcext:value-type="float">
            <text:p>34.15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34877419355" calcext:value-type="float">
            <text:p>34.173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09574117647" calcext:value-type="float">
            <text:p>34.150957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3608" calcext:value-type="float">
            <text:p>33.97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65767741936" calcext:value-type="float">
            <text:p>33.816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08952" calcext:value-type="float">
            <text:p>33.73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73875" calcext:value-type="float">
            <text:p>33.7237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31462857143" calcext:value-type="float">
            <text:p>33.77314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9335483871" calcext:value-type="float">
            <text:p>33.889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99135483871" calcext:value-type="float">
            <text:p>34.089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34877419355" calcext:value-type="float">
            <text:p>34.173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3860645161" calcext:value-type="float">
            <text:p>34.0973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99064" calcext:value-type="float">
            <text:p>34.0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1567483871" calcext:value-type="float">
            <text:p>34.2215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9044" calcext:value-type="float">
            <text:p>34.76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1543225806" calcext:value-type="float">
            <text:p>34.7381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5412" calcext:value-type="float">
            <text:p>34.66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4205" calcext:value-type="float">
            <text:p>34.6064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4028" calcext:value-type="float">
            <text:p>34.51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46498064516" calcext:value-type="float">
            <text:p>34.4746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677775" calcext:value-type="float">
            <text:p>34.4167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56157419355" calcext:value-type="float">
            <text:p>34.4356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145875" calcext:value-type="float">
            <text:p>34.5314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78248" calcext:value-type="float">
            <text:p>34.76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2744" calcext:value-type="float">
            <text:p>35.01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71762580645" calcext:value-type="float">
            <text:p>35.1471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77370322581" calcext:value-type="float">
            <text:p>35.3077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18028387097" calcext:value-type="float">
            <text:p>35.3918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38664" calcext:value-type="float">
            <text:p>35.30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34107586207" calcext:value-type="float">
            <text:p>35.09341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8032516129" calcext:value-type="float">
            <text:p>34.9680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26712258065" calcext:value-type="float">
            <text:p>34.8426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75643870968" calcext:value-type="float">
            <text:p>34.7375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4730322581" calcext:value-type="float">
            <text:p>34.7194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99530322581" calcext:value-type="float">
            <text:p>34.7499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7132903226" calcext:value-type="float">
            <text:p>34.9457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9625806452" calcext:value-type="float">
            <text:p>34.936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24552" calcext:value-type="float">
            <text:p>34.78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537775" calcext:value-type="float">
            <text:p>34.6453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80389677419" calcext:value-type="float">
            <text:p>34.5280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5827096774" calcext:value-type="float">
            <text:p>34.4785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23263448276" calcext:value-type="float">
            <text:p>34.35232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46775" calcext:value-type="float">
            <text:p>34.2224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02201290323" calcext:value-type="float">
            <text:p>34.0602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09736" calcext:value-type="float">
            <text:p>33.90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14350967742" calcext:value-type="float">
            <text:p>33.8014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11979354839" calcext:value-type="float">
            <text:p>33.8211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59460645161" calcext:value-type="float">
            <text:p>34.0059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3473548387" calcext:value-type="float">
            <text:p>34.0703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5144" calcext:value-type="float">
            <text:p>34.0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23925" calcext:value-type="float">
            <text:p>33.9182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36408" calcext:value-type="float">
            <text:p>33.8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7052903226" calcext:value-type="float">
            <text:p>33.7387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21417142857" calcext:value-type="float">
            <text:p>33.68214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525275" calcext:value-type="float">
            <text:p>33.6452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8709677419" calcext:value-type="float">
            <text:p>33.564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3536" calcext:value-type="float">
            <text:p>33.51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3037419355" calcext:value-type="float">
            <text:p>33.4633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6183225806" calcext:value-type="float">
            <text:p>33.4976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0033548387" calcext:value-type="float">
            <text:p>33.6040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46105806452" calcext:value-type="float">
            <text:p>33.6446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05192" calcext:value-type="float">
            <text:p>33.77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4125" calcext:value-type="float">
            <text:p>34.161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63544" calcext:value-type="float">
            <text:p>34.63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83504516129" calcext:value-type="float">
            <text:p>35.0783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42465714286" calcext:value-type="float">
            <text:p>35.17424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829775" calcext:value-type="float">
            <text:p>35.1482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85643870968" calcext:value-type="float">
            <text:p>35.1185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31632" calcext:value-type="float">
            <text:p>35.11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65169032258" calcext:value-type="float">
            <text:p>35.1565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5695483871" calcext:value-type="float">
            <text:p>35.245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45094193548" calcext:value-type="float">
            <text:p>35.5145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78521290323" calcext:value-type="float">
            <text:p>35.6878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42008" calcext:value-type="float">
            <text:p>35.74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88925" calcext:value-type="float">
            <text:p>35.6898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38211612903" calcext:value-type="float">
            <text:p>35.5138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13028571429" calcext:value-type="float">
            <text:p>35.461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709075" calcext:value-type="float">
            <text:p>35.3970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04957419355" calcext:value-type="float">
            <text:p>35.3804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19128" calcext:value-type="float">
            <text:p>35.47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92691612903" calcext:value-type="float">
            <text:p>35.6692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43704" calcext:value-type="float">
            <text:p>36.03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45898181818" calcext:value-type="float">
            <text:p>36.58458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47264516129" calcext:value-type="float">
            <text:p>37.324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9349677419" calcext:value-type="float">
            <text:p>38.2679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68418064516" calcext:value-type="float">
            <text:p>38.2968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5476" calcext:value-type="float">
            <text:p>38.22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20231111111" calcext:value-type="float">
            <text:p>38.17202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898" calcext:value-type="float">
            <text:p>37.55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5828" calcext:value-type="float">
            <text:p>37.48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4020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892" meta:object-count="0"/>
    <meta:user-defined meta:name="AppVersion">3.0</meta:user-defined>
  </office:meta>
</office:document-meta>
</file>